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2.448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5866in"/>
    </style:style>
    <style:style style:name="co12" style:family="table-column">
      <style:table-column-properties fo:break-before="auto" style:column-width="2.5736in"/>
    </style:style>
    <style:style style:name="co13" style:family="table-column">
      <style:table-column-properties fo:break-before="auto" style:column-width="0.3618in"/>
    </style:style>
    <style:style style:name="co14" style:family="table-column">
      <style:table-column-properties fo:break-before="auto" style:column-width="1.9752in"/>
    </style:style>
    <style:style style:name="co15" style:family="table-column">
      <style:table-column-properties fo:break-before="auto" style:column-width="0.9992in"/>
    </style:style>
    <style:style style:name="co16" style:family="table-column">
      <style:table-column-properties fo:break-before="auto" style:column-width="0.7764in"/>
    </style:style>
    <style:style style:name="co17" style:family="table-column">
      <style:table-column-properties fo:break-before="auto" style:column-width="0.4902in"/>
    </style:style>
    <style:style style:name="co18" style:family="table-column">
      <style:table-column-properties fo:break-before="auto" style:column-width="3.1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Droid Sans" style:font-name-complex="FreeSans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Droid Sans" style:font-name-complex="FreeSans"/>
    </style:style>
    <style:style style:name="ce7" style:family="table-cell" style:parent-style-name="Default" style:data-style-name="N41"/>
    <style:style style:name="ce8" style:family="table-cell" style:parent-style-name="Default" style:data-style-name="N100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0.6705in" svg:height="3.798in" svg:x="12.0984in" svg:y="0in">
            <draw:object draw:notify-on-update-of-ranges="Sheet1.I6:Sheet1.I8 Sheet1.I10:Sheet1.I16 Sheet1.I38:Sheet1.I44 Sheet1.I74:Sheet1.I80 Sheet1.I92:Sheet1.I98 Sheet1.I117:Sheet1.I123 Sheet1.I142:Sheet1.I148 Sheet1.I160:Sheet1.I1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6602in" svg:height="3.5461in" svg:x="12.0445in" svg:y="3.8323in">
            <draw:object draw:notify-on-update-of-ranges="Sheet1.I2:Sheet1.I8 Sheet1.I10:Sheet1.I16 Sheet1.I38:Sheet1.I44 Sheet1.I74:Sheet1.I80 Sheet1.I92:Sheet1.I98 Sheet1.I117:Sheet1.I123 Sheet1.I142:Sheet1.I148 Sheet1.I160:Sheet1.I166 Sheet1.I224:Sheet1.I2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665in" svg:height="3.5433in" svg:x="12.0028in" svg:y="7.4362in">
            <draw:object draw:notify-on-update-of-ranges="Sheet1.E2:Sheet1.E2 Sheet1.E10:Sheet1.E10 Sheet1.E38:Sheet1.E38 Sheet1.E74:Sheet1.E74 Sheet1.E92:Sheet1.E92 Sheet1.E117:Sheet1.E117 Sheet1.E142:Sheet1.E142 Sheet1.E160:Sheet1.E160 Sheet1.E181:Sheet1.E181 Sheet1.E199:Sheet1.E199 Sheet1.E209:Sheet1.E209 Sheet1.E224:Sheet1.E224 Sheet1.E243:Sheet1.E243 Sheet1.E260:Sheet1.E260 Sheet1.E279:Sheet1.E279 Sheet1.E294:Sheet1.E294 Sheet1.E310:Sheet1.E310 Sheet1.E323:Sheet1.E3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6705in" svg:height="3.798in" svg:x="22.4272in" svg:y="0.0776in">
            <draw:object draw:notify-on-update-of-ranges="Sheet1.I6:Sheet1.I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91in" svg:height="5.2039in" svg:x="33.5449in" svg:y="3.624in">
            <draw:object draw:notify-on-update-of-ranges="Sheet1.AI1:Sheet1.AI10 Sheet1.AJ1:Sheet1.AJ1 Sheet1.AJ1:Sheet1.AJ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09in" svg:height="2.0445in" svg:x="42.3283in" svg:y="0.0051in">
            <draw:object draw:notify-on-update-of-ranges="Sheet1.AK15:Sheet1.AK15 Sheet1.AK14:Sheet1.AK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0.6705in" svg:height="3.798in" svg:x="22.4059in" svg:y="3.8512in">
            <draw:object draw:notify-on-update-of-ranges="Sheet1.J6:Sheet1.J8 Sheet1.J10:Sheet1.J16 Sheet1.J38:Sheet1.J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0.6705in" svg:height="3.798in" svg:x="22.3972in" svg:y="7.6661in">
            <draw:object draw:notify-on-update-of-ranges="Sheet1.K6:Sheet1.K8 Sheet1.K10:Sheet1.K16 Sheet1.K38:Sheet1.K4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/>
          <table:table-cell office:value-type="string" calcext:value-type="string">
            <text:p>Sub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t_sum (min)</text:p>
          </table:table-cell>
          <table:table-cell office:value-type="string" calcext:value-type="string">
            <text:p>t_sum (hours)</text:p>
          </table:table-cell>
          <table:table-cell office:value-type="string" calcext:value-type="string">
            <text:p>t_sum (1.5hours)</text:p>
          </table:table-cell>
          <table:table-cell office:value-type="string" calcext:value-type="string">
            <text:p>t_sum (days)</text:p>
          </table:table-cell>
          <table:table-cell office:value-type="string" calcext:value-type="string">
            <text:p>t_sub (by day)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ig.</text:p>
          </table:table-cell>
          <table:table-cell table:number-columns-repeated="22"/>
          <table:table-cell office:value-type="string" calcext:value-type="string">
            <text:p>rw</text:p>
          </table:table-cell>
          <table:table-cell office:value-type="string" calcext:value-type="string">
            <text:p>Экономика</text:p>
          </table:table-cell>
          <table:table-cell table:style-name="ce6" table:formula="of:=SUMIF([.$B$2:.$B$600];[.AI1];[.$D$2:.$D$600])" office:value-type="float" office:value="600" calcext:value-type="float">
            <text:p>600</text:p>
          </table:table-cell>
          <table:table-cell table:style-name="ce8" table:formula="of:=([.$AJ1]/[.$AJ$14]*100)%" office:value-type="percentage" office:value="0.0272232304900181" calcext:value-type="percentage">
            <text:p>2.72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20" calcext:value-type="float">
            <text:p>120</text:p>
          </table:table-cell>
          <table:table-cell table:formula="of:=SUM([.$D2:.$D5])" office:value-type="float" office:value="310" calcext:value-type="float">
            <text:p>310</text:p>
          </table:table-cell>
          <table:table-cell table:style-name="ce6" table:formula="of:=ROUND([.$E2]/60)" office:value-type="float" office:value="5" calcext:value-type="float">
            <text:p>5</text:p>
          </table:table-cell>
          <table:table-cell table:formula="of:=ROUND(SUM([.$E2])/90)" office:value-type="float" office:value="3" calcext:value-type="float">
            <text:p>3</text:p>
          </table:table-cell>
          <table:table-cell table:formula="of:=SUM([.$E2])/60/24" office:value-type="float" office:value="0.215277777777778" calcext:value-type="float">
            <text:p>0.2152777778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Информатика</text:p>
          </table:table-cell>
          <table:table-cell table:style-name="ce6" table:formula="of:=SUMIF([.$B$2:.$B$600];[.AI2];[.$D$2:.$D$600])" office:value-type="float" office:value="630" calcext:value-type="float">
            <text:p>630</text:p>
          </table:table-cell>
          <table:table-cell table:style-name="ce8" table:formula="of:=([.$AJ2]/[.$AJ$14]*100)%" office:value-type="percentage" office:value="0.0285843920145191" calcext:value-type="percentage">
            <text:p>2.86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2-08" calcext:value-type="date">
            <text:p>2014-02-08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copter:статья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Английский язык</text:p>
          </table:table-cell>
          <table:table-cell table:style-name="ce6" table:formula="of:=SUMIF([.$B$2:.$B$600];[.AI3];[.$D$2:.$D$600])" office:value-type="float" office:value="1551" calcext:value-type="float">
            <text:p>1551</text:p>
          </table:table-cell>
          <table:table-cell table:style-name="ce8" table:formula="of:=([.$AJ3]/[.$AJ$14]*100)%" office:value-type="percentage" office:value="0.0703720508166969" calcext:value-type="percentage">
            <text:p>7.04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14-02-08" calcext:value-type="date">
            <text:p>2014-02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обсуждение проекта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Лабы по общей физике</text:p>
          </table:table-cell>
          <table:table-cell table:style-name="ce6" table:formula="of:=SUMIF([.$B$2:.$B$600];[.AI4];[.$D$2:.$D$600])" office:value-type="float" office:value="1720" calcext:value-type="float">
            <text:p>1720</text:p>
          </table:table-cell>
          <table:table-cell table:style-name="ce8" table:formula="of:=([.$AJ4]/[.$AJ$14]*100)%" office:value-type="percentage" office:value="0.0780399274047187" calcext:value-type="percentage">
            <text:p>7.80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.6.1-4.6.2 (p.)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Дифференциальные уравнения</text:p>
          </table:table-cell>
          <table:table-cell table:style-name="ce6" table:formula="of:=SUMIF([.$B$2:.$B$600];[.AI5];[.$D$2:.$D$600])" office:value-type="float" office:value="1296" calcext:value-type="float">
            <text:p>1296</text:p>
          </table:table-cell>
          <table:table-cell table:style-name="ce8" table:formula="of:=([.$AJ5]/[.$AJ$14]*100)%" office:value-type="percentage" office:value="0.0588021778584392" calcext:value-type="percentage">
            <text:p>5.88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formula="of:=SUM([.$D2:.$D2])" office:value-type="float" office:value="120" calcext:value-type="float">
            <text:p>12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Математический анализ</text:p>
          </table:table-cell>
          <table:table-cell table:style-name="ce6" table:formula="of:=SUMIF([.$B$2:.$B$600];[.AI6];[.$D$2:.$D$600])" office:value-type="float" office:value="2050" calcext:value-type="float">
            <text:p>2050</text:p>
          </table:table-cell>
          <table:table-cell table:style-name="ce8" table:formula="of:=([.$AJ6]/[.$AJ$14]*100)%" office:value-type="percentage" office:value="0.0930127041742287" calcext:value-type="percentage">
            <text:p>9.3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БРС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formula="of:=SUM([.$D3:.$D4])" office:value-type="float" office:value="70" calcext:value-type="float">
            <text:p>7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Базы данных</text:p>
          </table:table-cell>
          <table:table-cell table:style-name="ce6" table:formula="of:=SUMIF([.$B$2:.$B$600];[.AI7];[.$D$2:.$D$600])" office:value-type="float" office:value="2250" calcext:value-type="float">
            <text:p>2250</text:p>
          </table:table-cell>
          <table:table-cell table:style-name="ce8" table:formula="of:=([.$AJ7]/[.$AJ$14]*100)%" office:value-type="percentage" office:value="0.102087114337568" calcext:value-type="percentage">
            <text:p>10.21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formula="of:=SUM([.$D5:.$D5])" office:value-type="float" office:value="120" calcext:value-type="float">
            <text:p>12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Физика</text:p>
          </table:table-cell>
          <table:table-cell table:style-name="ce6" table:formula="of:=SUMIF([.$B$2:.$B$600];[.AI8];[.$D$2:.$D$600])" office:value-type="float" office:value="2345" calcext:value-type="float">
            <text:p>2345</text:p>
          </table:table-cell>
          <table:table-cell table:style-name="ce8" table:formula="of:=([.$AJ8]/[.$AJ$14]*100)%" office:value-type="percentage" office:value="0.106397459165154" calcext:value-type="percentage">
            <text:p>10.64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number-columns-repeated="32"/>
          <table:table-cell office:value-type="string" calcext:value-type="string">
            <text:p>rw</text:p>
          </table:table-cell>
          <table:table-cell office:value-type="string" calcext:value-type="string">
            <text:p>Теоретическая механика</text:p>
          </table:table-cell>
          <table:table-cell table:style-name="ce6" table:formula="of:=SUMIF([.$B$2:.$B$600];[.AI9];[.$D$2:.$D$600])" office:value-type="float" office:value="3202" calcext:value-type="float">
            <text:p>3202</text:p>
          </table:table-cell>
          <table:table-cell table:style-name="ce8" table:formula="of:=([.$AJ9]/[.$AJ$14]*100)%" office:value-type="percentage" office:value="0.145281306715064" calcext:value-type="percentage">
            <text:p>14.53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б</text:p>
          </table:table-cell>
          <table:table-cell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.6.2-4.6.3</text:p>
          </table:table-cell>
          <table:table-cell office:value-type="float" office:value="60" calcext:value-type="float">
            <text:p>60</text:p>
          </table:table-cell>
          <table:table-cell table:formula="of:=SUM([.$D10:.$D36])" office:value-type="float" office:value="1492" calcext:value-type="float">
            <text:p>1492</text:p>
          </table:table-cell>
          <table:table-cell table:style-name="ce6" table:formula="of:=ROUND([.$E10]/60)" office:value-type="float" office:value="25" calcext:value-type="float">
            <text:p>25</text:p>
          </table:table-cell>
          <table:table-cell table:formula="of:=ROUND(SUM([.$E10])/90)" office:value-type="float" office:value="17" calcext:value-type="float">
            <text:p>17</text:p>
          </table:table-cell>
          <table:table-cell table:formula="of:=SUM([.$E10])/60/24" office:value-type="float" office:value="1.03611111111111" calcext:value-type="float">
            <text:p>1.0361111111</text:p>
          </table:table-cell>
          <table:table-cell table:formula="of:=SUM([.$D10:.$D11])" office:value-type="float" office:value="90" calcext:value-type="float">
            <text:p>90</text:p>
          </table:table-cell>
          <table:table-cell table:number-columns-repeated="24"/>
          <table:table-cell office:value-type="string" calcext:value-type="string">
            <text:p>rw</text:p>
          </table:table-cell>
          <table:table-cell office:value-type="string" calcext:value-type="string">
            <text:p>Алгоритмы и модели вычислений</text:p>
          </table:table-cell>
          <table:table-cell table:style-name="ce6" table:formula="of:=SUMIF([.$B$2:.$B$600];[.AI10];[.$D$2:.$D$600])" office:value-type="float" office:value="6396" calcext:value-type="float">
            <text:p>6396</text:p>
          </table:table-cell>
          <table:table-cell table:style-name="ce8" table:formula="of:=([.$AJ10]/[.$AJ$14]*100)%" office:value-type="percentage" office:value="0.290199637023593" calcext:value-type="percentage">
            <text:p>29.02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2:.$D14])" office:value-type="float" office:value="130" calcext:value-type="float">
            <text:p>130</text:p>
          </table:table-cell>
          <table:table-cell table:number-columns-repeated="24"/>
          <table:table-cell office:value-type="string" calcext:value-type="string">
            <text:p>rwx</text:p>
          </table:table-cell>
          <table:table-cell office:value-type="string" calcext:value-type="string">
            <text:p>TechnoWorks</text:p>
          </table:table-cell>
          <table:table-cell table:style-name="ce6" table:formula="of:=SUMIF([.$B$2:.$B$600];[.AI11];[.$D$2:.$D$600])" office:value-type="float" office:value="3882" calcext:value-type="float">
            <text:p>3882</text:p>
          </table:table-cell>
          <table:table-cell table:style-name="ce8" table:formula="of:=([.$AJ11]/[.$AJ$14]*100)%" office:value-type="percentage" office:value="0.176134301270417" calcext:value-type="percentage">
            <text:p>17.61%</text:p>
          </table:table-cell>
          <table:table-cell table:number-columns-repeated="4"/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15:.$D20])" office:value-type="float" office:value="265" calcext:value-type="float">
            <text:p>265</text:p>
          </table:table-cell>
          <table:table-cell table:number-columns-repeated="29"/>
          <table:table-cell table:formula="of:=SUM([.AM1:.AM10])" office:value-type="float" office:value="0" calcext:value-type="float">
            <text:p>0</text:p>
          </table:table-cell>
          <table:table-cell table:formula="of:=[.AJ14]/[.AJ20]" office:value-type="float" office:value="48.5462555066079" calcext:value-type="float">
            <text:p>48.5462555066</text:p>
          </table:table-cell>
          <table:table-cell/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$D21:.$D21])" office:value-type="float" office:value="40" calcext:value-type="float">
            <text:p>40</text:p>
          </table:table-cell>
          <table:table-cell table:number-columns-repeated="25"/>
          <table:table-cell office:value-type="string" calcext:value-type="string">
            <text:p>Subject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+TW</text:p>
          </table:table-cell>
          <table:table-cell table:formula="of:=[.AM12]/[.AN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2:.$D27])" office:value-type="float" office:value="150" calcext:value-type="float">
            <text:p>150</text:p>
          </table:table-cell>
          <table:table-cell table:number-columns-repeated="25"/>
          <table:table-cell office:value-type="string" calcext:value-type="string">
            <text:p>Total</text:p>
          </table:table-cell>
          <table:table-cell table:formula="of:=SUM([.AJ1:.AJ10])" office:value-type="float" office:value="22040" calcext:value-type="float">
            <text:p>22040</text:p>
          </table:table-cell>
          <table:table-cell table:style-name="ce8" table:formula="of:=([.$AJ14]/[.$AJ$15]*100)%" office:value-type="percentage" office:value="0.727224733559904" calcext:value-type="percentage">
            <text:p>72.72%</text:p>
          </table:table-cell>
          <table:table-cell table:formula="of:=SUM([.AJ1:.AJ11])" office:value-type="float" office:value="25922" calcext:value-type="float">
            <text:p>25922</text:p>
          </table:table-cell>
          <table:table-cell table:number-columns-repeated="3"/>
        </table:table-row>
        <table:table-row table:style-name="ro2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Imagine Cup</text:p>
          </table:table-cell>
          <table:table-cell office:value-type="string" calcext:value-type="string">
            <text:p>лавины.описание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8:.$D29])" office:value-type="float" office:value="460" calcext:value-type="float">
            <text:p>460</text:p>
          </table:table-cell>
          <table:table-cell table:number-columns-repeated="25"/>
          <table:table-cell office:value-type="string" calcext:value-type="string">
            <text:p>Prev Total</text:p>
          </table:table-cell>
          <table:table-cell office:value-type="float" office:value="30307" calcext:value-type="float">
            <text:p>30307</text:p>
          </table:table-cell>
          <table:table-cell table:style-name="ce8" table:formula="of:=([.$AJ15]/[.$AJ$15]*100)%" office:value-type="percentage" office:value="1" calcext:value-type="percentage">
            <text:p>100.00%</text:p>
          </table:table-cell>
          <table:table-cell table:style-name="ce8" table:formula="of:=([.$AL14]/[.$AJ$15]*100)%" office:value-type="percentage" office:value="0.855313953872043" calcext:value-type="percentage">
            <text:p>85.53%</text:p>
          </table:table-cell>
          <table:table-cell table:formula="of:=SUM([.AM1:.AM11])" office:value-type="float" office:value="0" calcext:value-type="float">
            <text:p>0</text:p>
          </table:table-cell>
          <table:table-cell table:formula="of:=[.AL14]/[.AJ20]" office:value-type="float" office:value="57.0969162995595" calcext:value-type="float">
            <text:p>57.0969162996</text:p>
          </table:table-cell>
          <table:table-cell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описание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$D30:.$D36])" office:value-type="float" office:value="357" calcext:value-type="float">
            <text:p>35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table:formula="of:=[.AM15]/[.AN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:ESC</text:p>
          </table:table-cell>
          <table:table-cell office:value-type="float" office:value="60" calcext:value-type="float">
            <text:p>60</text:p>
          </table:table-cell>
          <table:table-cell table:number-columns-repeated="30"/>
          <table:table-cell office:value-type="string" calcext:value-type="string">
            <text:p>Da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passed</text:p>
          </table:table-cell>
          <table:table-cell table:number-columns-repeated="4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:ESC</text:p>
          </table:table-cell>
          <table:table-cell office:value-type="float" office:value="100" calcext:value-type="float">
            <text:p>100</text:p>
          </table:table-cell>
          <table:table-cell table:number-columns-repeated="30"/>
          <table:table-cell table:style-name="ce1" office:value-type="date" office:date-value="2014-06-30" calcext:value-type="date">
            <text:p>2014-06-30</text:p>
          </table:table-cell>
          <table:table-cell table:formula="of:=DAYS([.AI18];TODAY())" office:value-type="float" office:value="-311" calcext:value-type="float">
            <text:p>-311</text:p>
          </table:table-cell>
          <table:table-cell table:style-name="ce8" table:formula="of:=((1-DAYS([.AI18];TODAY())/DAYS([.AI18];[.$AI$20]))*100)%" office:value-type="percentage" office:value="3.17482517482517" calcext:value-type="percentage">
            <text:p>317.48%</text:p>
          </table:table-cell>
          <table:table-cell table:number-columns-repeated="4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</text:p>
          </table:table-cell>
          <table:table-cell office:value-type="float" office:value="60" calcext:value-type="float">
            <text:p>60</text:p>
          </table:table-cell>
          <table:table-cell table:number-columns-repeated="30"/>
          <table:table-cell table:style-name="ce1" office:value-type="date" office:date-value="2014-05-27" calcext:value-type="date">
            <text:p>2014-05-27</text:p>
          </table:table-cell>
          <table:table-cell table:formula="of:=DAYS([.AI19];TODAY())" office:value-type="float" office:value="-345" calcext:value-type="float">
            <text:p>-345</text:p>
          </table:table-cell>
          <table:table-cell table:style-name="ce8" table:formula="of:=((1-DAYS([.AI19];TODAY())/DAYS([.AI19];[.$AI$20]))*100)%" office:value-type="percentage" office:value="4.1651376146789" calcext:value-type="percentage">
            <text:p>416.51%</text:p>
          </table:table-cell>
          <table:table-cell table:number-columns-repeated="4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установка</text:p>
          </table:table-cell>
          <table:table-cell office:value-type="float" office:value="10" calcext:value-type="float">
            <text:p>10</text:p>
          </table:table-cell>
          <table:table-cell table:number-columns-repeated="30"/>
          <table:table-cell table:style-name="ce1" office:value-type="date" office:date-value="2014-02-07" calcext:value-type="date">
            <text:p>2014-02-07</text:p>
          </table:table-cell>
          <table:table-cell table:formula="of:=-DAYS([.AI20];TODAY())"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date" office:date-value="2014-02-13" calcext:value-type="date">
            <text:p>2014-02-13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1.1 –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1.1 ok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Физика</text:p>
          </table:table-cell>
          <table:table-cell table:style-name="ce3"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:ESC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ормен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4.4.1 rw</text:p>
          </table:table-cell>
          <table:table-cell office:value-type="float" office:value="75" calcext:value-type="float">
            <text:p>75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.1к задача/8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.3к задача/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fix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Лекция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1.2-1.4</text:p>
          </table:table-cell>
          <table:table-cell office:value-type="float" office:value="65" calcext:value-type="float">
            <text:p>65</text:p>
          </table:table-cell>
          <table:table-cell table:number-columns-repeated="37"/>
        </table:table-row>
        <table:table-row table:style-name="ro1"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 задачи</text:p>
          </table:table-cell>
          <table:table-cell office:value-type="float" office:value="65" calcext:value-type="float">
            <text:p>65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Маркеев</text:p>
          </table:table-cell>
          <table:table-cell office:value-type="float" office:value="60" calcext:value-type="float">
            <text:p>60</text:p>
          </table:table-cell>
          <table:table-cell table:formula="of:=SUM([.$D38:.$D72])" office:value-type="float" office:value="2091" calcext:value-type="float">
            <text:p>2091</text:p>
          </table:table-cell>
          <table:table-cell table:style-name="ce6" table:formula="of:=ROUND([.$E38]/60)" office:value-type="float" office:value="35" calcext:value-type="float">
            <text:p>35</text:p>
          </table:table-cell>
          <table:table-cell table:formula="of:=ROUND(SUM([.$E38])/90)" office:value-type="float" office:value="23" calcext:value-type="float">
            <text:p>23</text:p>
          </table:table-cell>
          <table:table-cell table:formula="of:=SUM([.$E38])/60/24" office:value-type="float" office:value="1.45208333333333" calcext:value-type="float">
            <text:p>1.4520833333</text:p>
          </table:table-cell>
          <table:table-cell table:formula="of:=SUM([.$D38:.$D48])" office:value-type="float" office:value="489" calcext:value-type="float">
            <text:p>48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$D49:.$D53])" office:value-type="float" office:value="307" calcext:value-type="float">
            <text:p>3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54:.$D60])"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fixes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61:.$D64])" office:value-type="float" office:value="125" calcext:value-type="float">
            <text:p>125</text:p>
          </table:table-cell>
          <table:table-cell table:number-columns-repeated="32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revise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$D65:.$D67])" office:value-type="float" office:value="200" calcext:value-type="float">
            <text:p>200</text:p>
          </table:table-cell>
          <table:table-cell table:number-columns-repeated="32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imagine cup text rea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$D68:.$D69])" office:value-type="float" office:value="240" calcext:value-type="float">
            <text:p>240</text:p>
          </table:table-cell>
          <table:table-cell table:number-columns-repeated="32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SUM([.$D70:.$D72])" office:value-type="float" office:value="230" calcext:value-type="float">
            <text:p>230</text:p>
          </table:table-cell>
          <table:table-cell table:number-columns-repeated="32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Теория + 3 задачи</text:p>
          </table:table-cell>
          <table:table-cell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.1 пункт задачи 1</text:p>
          </table:table-cell>
          <table:table-cell office:value-type="float" office:value="140" calcext:value-type="float">
            <text:p>140</text:p>
          </table:table-cell>
          <table:table-cell table:number-columns-repeated="37"/>
        </table:table-row>
        <table:table-row table:style-name="ro1">
          <table:table-cell office:value-type="date" office:date-value="2014-02-17" calcext:value-type="date">
            <text:p>2014-02-17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анонические 4,3</text:p>
          </table:table-cell>
          <table:table-cell office:value-type="float" office:value="110" calcext:value-type="float">
            <text:p>110</text:p>
          </table:table-cell>
          <table:table-cell table:number-columns-repeated="37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Задача 14.10</text:p>
          </table:table-cell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анонические.5?</text:p>
          </table:table-cell>
          <table:table-cell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.1 задача черновик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6 задач</text:p>
          </table:table-cell>
          <table:table-cell office:value-type="float" office:value="158" calcext:value-type="float">
            <text:p>158</text:p>
          </table:table-cell>
          <table:table-cell table:number-columns-repeated="37"/>
        </table:table-row>
        <table:table-row table:style-name="ro1">
          <table:table-cell office:value-type="date" office:date-value="2014-02-18" calcext:value-type="date">
            <text:p>2014-02-1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 задача ?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32" calcext:value-type="float">
            <text:p>32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0.5 задач</text:p>
          </table:table-cell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0.1 задач</text:p>
          </table:table-cell>
          <table:table-cell office:value-type="float" office:value="83" calcext:value-type="float">
            <text:p>83</text:p>
          </table:table-cell>
          <table:table-cell table:number-columns-repeated="3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2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2</text:p>
          </table:table-cell>
          <table:table-cell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skype cal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2-21" calcext:value-type="date">
            <text:p>2014-02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ТЗ</text:p>
          </table:table-cell>
          <table:table-cell office:value-type="float" office:value="110" calcext:value-type="float">
            <text:p>110</text:p>
          </table:table-cell>
          <table:table-cell table:number-columns-repeated="37"/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gnuplot</text:p>
          </table:table-cell>
          <table:table-cell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1.5 задачи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gnuplot+dia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4.6.3 w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2-23" calcext:value-type="date">
            <text:p>2014-02-23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упражнение+wtf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4.6.3 r</text:p>
          </table:table-cell>
          <table:table-cell office:value-type="float" office:value="60" calcext:value-type="float">
            <text:p>60</text:p>
          </table:table-cell>
          <table:table-cell table:formula="of:=SUM([.$D74:.$D90])" office:value-type="float" office:value="2100" calcext:value-type="float">
            <text:p>2100</text:p>
          </table:table-cell>
          <table:table-cell table:style-name="ce6" table:formula="of:=ROUND([.$E74]/60)" office:value-type="float" office:value="35" calcext:value-type="float">
            <text:p>35</text:p>
          </table:table-cell>
          <table:table-cell table:formula="of:=ROUND(SUM([.$E74])/90)" office:value-type="float" office:value="23" calcext:value-type="float">
            <text:p>23</text:p>
          </table:table-cell>
          <table:table-cell table:formula="of:=SUM([.$E74])/60/24" office:value-type="float" office:value="1.45833333333333" calcext:value-type="float">
            <text:p>1.4583333333</text:p>
          </table:table-cell>
          <table:table-cell table:formula="of:=SUM([.$D74:.$D79])" office:value-type="float" office:value="900" calcext:value-type="float">
            <text:p>900</text:p>
          </table:table-cell>
          <table:table-cell table:number-columns-repeated="32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.6.3, 4.4.1 w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80:.$D83])" office:value-type="float" office:value="250" calcext:value-type="float">
            <text:p>250</text:p>
          </table:table-cell>
          <table:table-cell table:number-columns-repeated="32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Лаба 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84:.$D87])" office:value-type="float" office:value="450" calcext:value-type="float">
            <text:p>450</text:p>
          </table:table-cell>
          <table:table-cell table:number-columns-repeated="32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table:formula="of:=SUM([.$D88:.$D88])" office:value-type="float" office:value="10" calcext:value-type="float">
            <text:p>10</text:p>
          </table:table-cell>
          <table:table-cell table:number-columns-repeated="32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$D89:.$D89])" office:value-type="float" office:value="420" calcext:value-type="float">
            <text:p>420</text:p>
          </table:table-cell>
          <table:table-cell table:number-columns-repeated="32"/>
        </table:table-row>
        <table:table-row table:style-name="ro1">
          <table:table-cell office:value-type="date" office:date-value="2014-02-24" calcext:value-type="date">
            <text:p>2014-02-2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90:.$D90])"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Лаба 2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date" office:date-value="2014-02-25" calcext:value-type="date">
            <text:p>2014-02-25</text:p>
          </table:table-cell>
          <table:table-cell office:value-type="string" calcext:value-type="string">
            <text:p>TechnoWorks</text:p>
          </table:table-cell>
          <table:table-cell table:style-name="ce3" office:value-type="string" calcext:value-type="string">
            <text:p>meeting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3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string" calcext:value-type="string">
            <text:p>Английский язык</text:p>
          </table:table-cell>
          <table:table-cell table:style-name="ce3"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2-27" calcext:value-type="date">
            <text:p>2014-02-2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подготовка+полет</text:p>
          </table:table-cell>
          <table:table-cell office:value-type="float" office:value="420" calcext:value-type="float">
            <text:p>420</text:p>
          </table:table-cell>
          <table:table-cell table:number-columns-repeated="37"/>
        </table:table-row>
        <table:table-row table:style-name="ro1">
          <table:table-cell office:value-type="date" office:date-value="2014-03-02" calcext:value-type="date">
            <text:p>2014-03-0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3 r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 w</text:p>
          </table:table-cell>
          <table:table-cell office:value-type="float" office:value="60" calcext:value-type="float">
            <text:p>60</text:p>
          </table:table-cell>
          <table:table-cell table:formula="of:=SUM([.$D92:.$D115])" office:value-type="float" office:value="1971" calcext:value-type="float">
            <text:p>1971</text:p>
          </table:table-cell>
          <table:table-cell table:style-name="ce6" table:formula="of:=ROUND([.$E92]/60)" office:value-type="float" office:value="33" calcext:value-type="float">
            <text:p>33</text:p>
          </table:table-cell>
          <table:table-cell table:formula="of:=ROUND(SUM([.$E92])/90)" office:value-type="float" office:value="22" calcext:value-type="float">
            <text:p>22</text:p>
          </table:table-cell>
          <table:table-cell table:formula="of:=SUM([.$E92])/60/24" office:value-type="float" office:value="1.36875" calcext:value-type="float">
            <text:p>1.36875</text:p>
          </table:table-cell>
          <table:table-cell table:formula="of:=SUM([.$D92:.$D98])" office:value-type="float" office:value="610" calcext:value-type="float">
            <text:p>610</text:p>
          </table:table-cell>
          <table:table-cell table:number-columns-repeated="32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а 2 w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$D99:.$D100])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101:.$D104])" office:value-type="float" office:value="550" calcext:value-type="float">
            <text:p>550</text:p>
          </table:table-cell>
          <table:table-cell table:number-columns-repeated="32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подготовка+полет+рассказ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leep</text:p>
          </table:table-cell>
          <table:table-cell table:number-columns-repeated="31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 задачи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105:.$D105])" office:value-type="float" office:value="60" calcext:value-type="float">
            <text:p>60</text:p>
          </table:table-cell>
          <table:table-cell table:number-columns-repeated="32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SUM([.$D106:.$D107])" office:value-type="float" office:value="120" calcext:value-type="float">
            <text:p>120</text:p>
          </table:table-cell>
          <table:table-cell table:number-columns-repeated="32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DB 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08:.$D115])" office:value-type="float" office:value="531" calcext:value-type="float">
            <text:p>531</text:p>
          </table:table-cell>
          <table:table-cell table:number-columns-repeated="32"/>
        </table:table-row>
        <table:table-row table:style-name="ro1">
          <table:table-cell office:value-type="date" office:date-value="2014-03-04" calcext:value-type="date">
            <text:p>2014-03-0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DB 2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4" calcext:value-type="date">
            <text:p>2014-03-04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7"/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4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ормен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8" calcext:value-type="date">
            <text:p>2014-03-08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 (skype)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 (skype)</text:p>
          </table:table-cell>
          <table:table-cell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7 задач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wtf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3 лаба (~)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4 задание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 заба w</text:p>
          </table:table-cell>
          <table:table-cell office:value-type="float" office:value="80" calcext:value-type="float">
            <text:p>80</text:p>
          </table:table-cell>
          <table:table-cell table:formula="of:=SUM([.$D117:.$D140])" office:value-type="float" office:value="2700" calcext:value-type="float">
            <text:p>2700</text:p>
          </table:table-cell>
          <table:table-cell table:style-name="ce6" table:formula="of:=ROUND([.$E117]/60)" office:value-type="float" office:value="45" calcext:value-type="float">
            <text:p>45</text:p>
          </table:table-cell>
          <table:table-cell table:formula="of:=ROUND(SUM([.$E117])/90)" office:value-type="float" office:value="30" calcext:value-type="float">
            <text:p>30</text:p>
          </table:table-cell>
          <table:table-cell table:formula="of:=SUM([.$E117])/60/24" office:value-type="float" office:value="1.875" calcext:value-type="float">
            <text:p>1.875</text:p>
          </table:table-cell>
          <table:table-cell table:formula="of:=SUM([.$D117:.$D123])" office:value-type="float" office:value="640" calcext:value-type="float">
            <text:p>640</text:p>
          </table:table-cell>
          <table:table-cell table:number-columns-repeated="32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2 заба w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124:.$D126])" office:value-type="float" office:value="500" calcext:value-type="float">
            <text:p>500</text:p>
          </table:table-cell>
          <table:table-cell table:number-columns-repeated="32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wtf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127:.$D131])" office:value-type="float" office:value="620" calcext:value-type="float">
            <text:p>620</text:p>
          </table:table-cell>
          <table:table-cell table:number-columns-repeated="32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$D132:.$D133])" office:value-type="float" office:value="180" calcext:value-type="float">
            <text:p>180</text:p>
          </table:table-cell>
          <table:table-cell table:number-columns-repeated="32"/>
        </table:table-row>
        <table:table-row table:style-name="ro1">
          <table:table-cell table:style-name="ce2" office:value-type="date" office:date-value="2014-03-10" calcext:value-type="date">
            <text:p>2014-03-10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3 заба w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134:.$D135])" office:value-type="float" office:value="340" calcext:value-type="float">
            <text:p>340</text:p>
          </table:table-cell>
          <table:table-cell table:number-columns-repeated="32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136:.$D137])" office:value-type="float" office:value="270" calcext:value-type="float">
            <text:p>270</text:p>
          </table:table-cell>
          <table:table-cell office:value-type="string" calcext:value-type="string">
            <text:p>коптер</text:p>
          </table:table-cell>
          <table:table-cell table:number-columns-repeated="31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3 заба w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138:.$D140])" office:value-type="float" office:value="150" calcext:value-type="float">
            <text:p>150</text:p>
          </table:table-cell>
          <table:table-cell office:value-type="string" calcext:value-type="string">
            <text:p>Вологда</text:p>
          </table:table-cell>
          <table:table-cell table:number-columns-repeated="31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3 заба w</text:p>
          </table:table-cell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2 задач</text:p>
          </table:table-cell>
          <table:table-cell office:value-type="float" office:value="320" calcext:value-type="float">
            <text:p>320</text:p>
          </table:table-cell>
          <table:table-cell table:number-columns-repeated="3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2 задачи ?</text:p>
          </table:table-cell>
          <table:table-cell office:value-type="float" office:value="90" calcext:value-type="float">
            <text:p>90</text:p>
          </table:table-cell>
          <table:table-cell table:number-columns-repeated="3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300" calcext:value-type="float">
            <text:p>300</text:p>
          </table:table-cell>
          <table:table-cell table:number-columns-repeated="3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 (код, PID)</text:p>
          </table:table-cell>
          <table:table-cell office:value-type="float" office:value="150" calcext:value-type="float">
            <text:p>150</text:p>
          </table:table-cell>
          <table:table-cell table:number-columns-repeated="37"/>
        </table:table-row>
        <table:table-row table:style-name="ro1">
          <table:table-cell office:value-type="date" office:date-value="2014-03-13" calcext:value-type="date">
            <text:p>2014-03-1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5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14" calcext:value-type="date">
            <text:p>2014-03-14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300" calcext:value-type="float">
            <text:p>300</text:p>
          </table:table-cell>
          <table:table-cell table:number-columns-repeated="3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Презентация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видео</text:p>
          </table:table-cell>
          <table:table-cell office:value-type="float" office:value="90" calcext:value-type="float">
            <text:p>90</text:p>
          </table:table-cell>
          <table:table-cell table:number-columns-repeated="37"/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подготовка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16" calcext:value-type="date">
            <text:p>2014-03-1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 r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 rw</text:p>
          </table:table-cell>
          <table:table-cell office:value-type="float" office:value="90" calcext:value-type="float">
            <text:p>90</text:p>
          </table:table-cell>
          <table:table-cell table:formula="of:=SUM([.$D142:.$D158])" office:value-type="float" office:value="1980" calcext:value-type="float">
            <text:p>1980</text:p>
          </table:table-cell>
          <table:table-cell table:style-name="ce6" table:formula="of:=ROUND([.$E142]/60)" office:value-type="float" office:value="33" calcext:value-type="float">
            <text:p>33</text:p>
          </table:table-cell>
          <table:table-cell table:formula="of:=ROUND(SUM([.$E142])/90)" office:value-type="float" office:value="22" calcext:value-type="float">
            <text:p>22</text:p>
          </table:table-cell>
          <table:table-cell table:formula="of:=SUM([.$E142])/60/24" office:value-type="float" office:value="1.375" calcext:value-type="float">
            <text:p>1.375</text:p>
          </table:table-cell>
          <table:table-cell table:formula="of:=SUM([.$D142:.$D144])" office:value-type="float" office:value="550" calcext:value-type="float">
            <text:p>550</text:p>
          </table:table-cell>
          <table:table-cell table:number-columns-repeated="32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 (5 задач)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formula="of:=SUM([.$D145:.$D147])" office:value-type="float" office:value="220" calcext:value-type="float">
            <text:p>220</text:p>
          </table:table-cell>
          <table:table-cell table:number-columns-repeated="32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148:.$D151])" office:value-type="float" office:value="620" calcext:value-type="float">
            <text:p>620</text:p>
          </table:table-cell>
          <table:table-cell table:number-columns-repeated="32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h/t fail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152:.$D153])" office:value-type="float" office:value="200" calcext:value-type="float">
            <text:p>200</text:p>
          </table:table-cell>
          <table:table-cell table:number-columns-repeated="32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Т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54:.$D157])" office:value-type="float" office:value="270" calcext:value-type="float">
            <text:p>270</text:p>
          </table:table-cell>
          <table:table-cell table:number-columns-repeated="32"/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$D158:.$D158])" office:value-type="float" office:value="120" calcext:value-type="float">
            <text:p>120</text:p>
          </table:table-cell>
          <table:table-cell table:number-columns-repeated="32"/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19" calcext:value-type="date">
            <text:p>2014-03-1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Конспекты + нулевые 6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140" calcext:value-type="float">
            <text:p>140</text:p>
          </table:table-cell>
          <table:table-cell table:number-columns-repeated="37"/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графики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5 задачи</text:p>
          </table:table-cell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1">
          <table:table-cell office:value-type="date" office:date-value="2014-03-22" calcext:value-type="date">
            <text:p>2014-03-22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: rep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3-23" calcext:value-type="date">
            <text:p>2014-03-2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5 задачи</text:p>
          </table:table-cell>
          <table:table-cell office:value-type="float" office:value="120" calcext:value-type="float">
            <text:p>120</text:p>
          </table:table-cell>
          <table:table-cell table:style-name="ce7"/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 read</text:p>
          </table:table-cell>
          <table:table-cell office:value-type="float" office:value="25" calcext:value-type="float">
            <text:p>25</text:p>
          </table:table-cell>
          <table:table-cell table:formula="of:=SUM([.$D160:.$D179])" office:value-type="float" office:value="2090" calcext:value-type="float">
            <text:p>2090</text:p>
          </table:table-cell>
          <table:table-cell table:style-name="ce6" table:formula="of:=ROUND([.$E160]/60)" office:value-type="float" office:value="35" calcext:value-type="float">
            <text:p>35</text:p>
          </table:table-cell>
          <table:table-cell table:formula="of:=ROUND(SUM([.$E160])/90)" office:value-type="float" office:value="23" calcext:value-type="float">
            <text:p>23</text:p>
          </table:table-cell>
          <table:table-cell table:formula="of:=SUM([.$E160])/60/24" office:value-type="float" office:value="1.45138888888889" calcext:value-type="float">
            <text:p>1.4513888889</text:p>
          </table:table-cell>
          <table:table-cell table:formula="of:=SUM([.$D160:.$D167])" office:value-type="float" office:value="610" calcext:value-type="float">
            <text:p>61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конспекты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formula="of:=SUM([.$D168:.$D170])" office:value-type="float" office:value="150" calcext:value-type="float">
            <text:p>15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 w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170:.$D173])" office:value-type="float" office:value="220" calcext:value-type="float">
            <text:p>22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4 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графики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73:.$D173])"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 (?)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$D174:.$D175])" office:value-type="float" office:value="420" calcext:value-type="float">
            <text:p>42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4w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$D176:.$D179])" office:value-type="float" office:value="750" calcext:value-type="float">
            <text:p>750</text:p>
          </table:table-cell>
          <table:table-cell table:number-columns-repeated="32"/>
        </table:table-row>
        <table:table-row table:style-name="ro1">
          <table:table-cell office:value-type="date" office:date-value="2014-03-24" calcext:value-type="date">
            <text:p>2014-03-2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25" calcext:value-type="date">
            <text:p>2014-03-25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3-28" calcext:value-type="date">
            <text:p>2014-03-28</text:p>
          </table:table-cell>
          <table:table-cell office:value-type="string" calcext:value-type="string">
            <text:p>TechnoWork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7"/>
        </table:table-row>
        <table:table-row table:style-name="ro1">
          <table:table-cell office:value-type="date" office:date-value="2014-03-29" calcext:value-type="date">
            <text:p>2014-03-29</text:p>
          </table:table-cell>
          <table:table-cell office:value-type="string" calcext:value-type="string">
            <text:p>TechnoWork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1">
          <table:table-cell office:value-type="date" office:date-value="2014-03-30" calcext:value-type="date">
            <text:p>2014-03-30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/р</text:p>
          </table:table-cell>
          <table:table-cell office:value-type="float" office:value="250" calcext:value-type="float">
            <text:p>25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5 r</text:p>
          </table:table-cell>
          <table:table-cell office:value-type="float" office:value="80" calcext:value-type="float">
            <text:p>80</text:p>
          </table:table-cell>
          <table:table-cell table:formula="of:=SUM([.$D181:.$D197])" office:value-type="float" office:value="1535" calcext:value-type="float">
            <text:p>1535</text:p>
          </table:table-cell>
          <table:table-cell table:style-name="ce6" table:formula="of:=ROUND([.$E181]/60)" office:value-type="float" office:value="26" calcext:value-type="float">
            <text:p>26</text:p>
          </table:table-cell>
          <table:table-cell table:formula="of:=ROUND(SUM([.$E181])/90)" office:value-type="float" office:value="17" calcext:value-type="float">
            <text:p>17</text:p>
          </table:table-cell>
          <table:table-cell table:formula="of:=SUM([.$E181])/60/24" office:value-type="float" office:value="1.06597222222222" calcext:value-type="float">
            <text:p>1.0659722222</text:p>
          </table:table-cell>
          <table:table-cell table:formula="of:=SUM([.$D181:.$D188])" office:value-type="float" office:value="600" calcext:value-type="float">
            <text:p>600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TechnoWork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89:.$D191])" office:value-type="float" office:value="470" calcext:value-type="float">
            <text:p>470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191:.$D194])" office:value-type="float" office:value="465" calcext:value-type="float">
            <text:p>465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статья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skype call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94:.$D194])" office:value-type="float" office:value="60" calcext:value-type="float">
            <text:p>60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5.5 задач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$D195:.$D196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97:.$D204])" office:value-type="float" office:value="880" calcext:value-type="float">
            <text:p>880</text:p>
          </table:table-cell>
          <table:table-cell table:number-columns-repeated="32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check</text:p>
          </table:table-cell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4-04" calcext:value-type="date">
            <text:p>2014-04-04</text:p>
          </table:table-cell>
          <table:table-cell office:value-type="string" calcext:value-type="string">
            <text:p>???</text:p>
          </table:table-cell>
          <table:table-cell table:number-columns-repeated="39"/>
        </table:table-row>
        <table:table-row table:style-name="ro1">
          <table:table-cell office:value-type="date" office:date-value="2014-04-05" calcext:value-type="date">
            <text:p>2014-04-05</text:p>
          </table:table-cell>
          <table:table-cell office:value-type="string" calcext:value-type="string">
            <text:p>???</text:p>
          </table:table-cell>
          <table:table-cell table:number-columns-repeated="39"/>
        </table:table-row>
        <table:table-row table:style-name="ro1">
          <table:table-cell office:value-type="date" office:date-value="2014-04-06" calcext:value-type="date">
            <text:p>2014-04-06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$D199:.$D207])" office:value-type="float" office:value="920" calcext:value-type="float">
            <text:p>920</text:p>
          </table:table-cell>
          <table:table-cell table:style-name="ce6" table:formula="of:=ROUND([.$E199]/60)" office:value-type="float" office:value="15" calcext:value-type="float">
            <text:p>15</text:p>
          </table:table-cell>
          <table:table-cell table:formula="of:=ROUND(SUM([.$E199])/90)" office:value-type="float" office:value="10" calcext:value-type="float">
            <text:p>10</text:p>
          </table:table-cell>
          <table:table-cell table:formula="of:=SUM([.$E199])/60/24" office:value-type="float" office:value="0.638888888888889" calcext:value-type="float">
            <text:p>0.6388888889</text:p>
          </table:table-cell>
          <table:table-cell table:formula="of:=SUM([.$D199:.$D206])" office:value-type="float" office:value="820" calcext:value-type="float">
            <text:p>820</text:p>
          </table:table-cell>
          <table:table-cell table:number-columns-repeated="32"/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07:.$D209])" office:value-type="float" office:value="130" calcext:value-type="float">
            <text:p>130</text:p>
          </table:table-cell>
          <table:table-cell table:number-columns-repeated="32"/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Теоретическая механика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209:.$D212])" office:value-type="float" office:value="280" calcext:value-type="float">
            <text:p>280</text:p>
          </table:table-cell>
          <table:table-cell table:number-columns-repeated="32"/>
        </table:table-row>
        <table:table-row table:style-name="ro1"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fail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$D212:.$D212])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office:value-type="date" office:date-value="2014-04-09" calcext:value-type="date">
            <text:p>2014-04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abstract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213:.$D214])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table:number-columns-repeated="5"/>
          <table:table-cell table:formula="of:=SUM([.$D215:.$D222])" office:value-type="float" office:value="940" calcext:value-type="float">
            <text:p>940</text:p>
          </table:table-cell>
          <table:table-cell table:number-columns-repeated="32"/>
        </table:table-row>
        <table:table-row table:style-name="ro1">
          <table:table-cell office:value-type="date" office:date-value="2014-04-10" calcext:value-type="date">
            <text:p>2014-04-10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7"/>
        </table:table-row>
        <table:table-row table:style-name="ro1">
          <table:table-cell office:value-type="date" office:date-value="2014-04-13" calcext:value-type="date">
            <text:p>2014-04-1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8 задач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table:formula="of:=SUM([.$D209:.$D222])" office:value-type="float" office:value="1300" calcext:value-type="float">
            <text:p>1300</text:p>
          </table:table-cell>
          <table:table-cell table:style-name="ce6" table:formula="of:=ROUND([.$E209]/60)" office:value-type="float" office:value="22" calcext:value-type="float">
            <text:p>22</text:p>
          </table:table-cell>
          <table:table-cell table:formula="of:=ROUND(SUM([.$E209])/90)" office:value-type="float" office:value="14" calcext:value-type="float">
            <text:p>14</text:p>
          </table:table-cell>
          <table:table-cell table:formula="of:=SUM([.$E209])/60/24" office:value-type="float" office:value="0.902777777777778" calcext:value-type="float">
            <text:p>0.9027777778</text:p>
          </table:table-cell>
          <table:table-cell table:formula="of:=SUM([.$D209:.$D216])" office:value-type="float" office:value="630" calcext:value-type="float">
            <text:p>630</text:p>
          </table:table-cell>
          <table:table-cell table:number-columns-repeated="32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revise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$D217:.$D219])" office:value-type="float" office:value="500" calcext:value-type="float">
            <text:p>500</text:p>
          </table:table-cell>
          <table:table-cell table:number-columns-repeated="32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 задачи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219:.$D222])" office:value-type="float" office:value="290" calcext:value-type="float">
            <text:p>290</text:p>
          </table:table-cell>
          <table:table-cell table:number-columns-repeated="32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h/t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$D222:.$D222]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??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223:.$D224])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resentation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SUM([.$D225:.$D232])" office:value-type="float" office:value="460" calcext:value-type="float">
            <text:p>460</text:p>
          </table:table-cell>
          <table:table-cell table:number-columns-repeated="32"/>
        </table:table-row>
        <table:table-row table:style-name="ro1">
          <table:table-cell office:value-type="date" office:date-value="2014-04-16" calcext:value-type="date">
            <text:p>2014-04-1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7"/>
        </table:table-row>
        <table:table-row table:style-name="ro1">
          <table:table-cell office:value-type="date" office:date-value="2014-04-17" calcext:value-type="date">
            <text:p>2014-04-1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260" calcext:value-type="float">
            <text:p>260</text:p>
          </table:table-cell>
          <table:table-cell table:number-columns-repeated="37"/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string" calcext:value-type="string">
            <text:p>ИАД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Кормен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4-19" calcext:value-type="date">
            <text:p>2014-04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string" calcext:value-type="string">
            <text:p>Теоретическая механика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$D224:.$D241])" office:value-type="float" office:value="1450" calcext:value-type="float">
            <text:p>1450</text:p>
          </table:table-cell>
          <table:table-cell table:style-name="ce6" table:formula="of:=ROUND([.$E224]/60)" office:value-type="float" office:value="24" calcext:value-type="float">
            <text:p>24</text:p>
          </table:table-cell>
          <table:table-cell table:formula="of:=ROUND(SUM([.$E224])/90)" office:value-type="float" office:value="16" calcext:value-type="float">
            <text:p>16</text:p>
          </table:table-cell>
          <table:table-cell table:formula="of:=SUM([.$E224])/60/24" office:value-type="float" office:value="1.00694444444444" calcext:value-type="float">
            <text:p>1.0069444444</text:p>
          </table:table-cell>
          <table:table-cell table:formula="of:=SUM([.$D224:.$D231])" office:value-type="float" office:value="490" calcext:value-type="float">
            <text:p>490</text:p>
          </table:table-cell>
          <table:table-cell table:number-columns-repeated="32"/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232:.$D234])" office:value-type="float" office:value="410" calcext:value-type="float">
            <text:p>410</text:p>
          </table:table-cell>
          <table:table-cell table:number-columns-repeated="32"/>
        </table:table-row>
        <table:table-row table:style-name="ro1">
          <table:table-cell office:value-type="date" office:date-value="2014-04-21" calcext:value-type="date">
            <text:p>2014-04-2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234:.$D237])" office:value-type="float" office:value="360" calcext:value-type="float">
            <text:p>360</text:p>
          </table:table-cell>
          <table:table-cell table:number-columns-repeated="32"/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ex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237:.$D237])" office:value-type="float" office:value="60" calcext:value-type="float">
            <text:p>60</text:p>
          </table:table-cell>
          <table:table-cell table:number-columns-repeated="32"/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238:.$D239])" office:value-type="float" office:value="120" calcext:value-type="float">
            <text:p>120</text:p>
          </table:table-cell>
          <table:table-cell table:number-columns-repeated="32"/>
        </table:table-row>
        <table:table-row table:style-name="ro1">
          <table:table-cell office:value-type="date" office:date-value="2014-04-22" calcext:value-type="date">
            <text:p>2014-04-22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триггеры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240:.$D247])" office:value-type="float" office:value="290" calcext:value-type="float">
            <text:p>290</text:p>
          </table:table-cell>
          <table:table-cell table:number-columns-repeated="32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Алгоритмы и модели вычислений</text:p>
          </table:table-cell>
          <table:table-cell table:style-name="ce3" office:value-type="string" calcext:value-type="string">
            <text:p>wtf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</text:p>
          </table:table-cell>
          <table:table-cell office:value-type="float" office:value="310" calcext:value-type="float">
            <text:p>310</text:p>
          </table:table-cell>
          <table:table-cell table:number-columns-repeated="3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part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4-25" calcext:value-type="date">
            <text:p>2014-04-2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ние 2</text:p>
          </table:table-cell>
          <table:table-cell office:value-type="float" office:value="240" calcext:value-type="float">
            <text:p>240</text:p>
          </table:table-cell>
          <table:table-cell table:number-columns-repeated="3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Задание 2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wtf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триггеры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ИАД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string" calcext:value-type="string">
            <text:p>ИАД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formula="of:=SUM([.$D243:.$D258])" office:value-type="float" office:value="763" calcext:value-type="float">
            <text:p>763</text:p>
          </table:table-cell>
          <table:table-cell table:style-name="ce6" table:formula="of:=ROUND([.$E243]/60)" office:value-type="float" office:value="13" calcext:value-type="float">
            <text:p>13</text:p>
          </table:table-cell>
          <table:table-cell table:formula="of:=ROUND(SUM([.$E243])/90)" office:value-type="float" office:value="8" calcext:value-type="float">
            <text:p>8</text:p>
          </table:table-cell>
          <table:table-cell table:formula="of:=SUM([.$E243])/60/24" office:value-type="float" office:value="0.529861111111111" calcext:value-type="float">
            <text:p>0.5298611111</text:p>
          </table:table-cell>
          <table:table-cell table:formula="of:=SUM([.$D243:.$D250])" office:value-type="float" office:value="310" calcext:value-type="float">
            <text:p>310</text:p>
          </table:table-cell>
          <table:table-cell table:number-columns-repeated="32"/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251:.$D253])" office:value-type="float" office:value="80" calcext:value-type="float">
            <text:p>80</text:p>
          </table:table-cell>
          <table:table-cell table:number-columns-repeated="32"/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53:.$D256])" office:value-type="float" office:value="253" calcext:value-type="float">
            <text:p>253</text:p>
          </table:table-cell>
          <table:table-cell table:number-columns-repeated="32"/>
        </table:table-row>
        <table:table-row table:style-name="ro1">
          <table:table-cell office:value-type="date" office:date-value="2014-04-29" calcext:value-type="date">
            <text:p>2014-04-29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$D256:.$D256])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57:.$D258])" office:value-type="float" office:value="150" calcext:value-type="float">
            <text:p>150</text:p>
          </table:table-cell>
          <table:table-cell table:number-columns-repeated="32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59:.$D266])" office:value-type="float" office:value="770" calcext:value-type="float">
            <text:p>770</text:p>
          </table:table-cell>
          <table:table-cell table:number-columns-repeated="32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5-03" calcext:value-type="date">
            <text:p>2014-05-03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Алгоритмы и модели вычислений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4.8.1 w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4.3.1 w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6 задач</text:p>
          </table:table-cell>
          <table:table-cell office:value-type="float" office:value="43" calcext:value-type="float">
            <text:p>43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1 задач</text:p>
          </table:table-cell>
          <table:table-cell office:value-type="float" office:value="120" calcext:value-type="float">
            <text:p>120</text:p>
          </table:table-cell>
          <table:table-cell table:number-columns-repeated="37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article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9, 10</text:p>
          </table:table-cell>
          <table:table-cell office:value-type="float" office:value="200" calcext:value-type="float">
            <text:p>200</text:p>
          </table:table-cell>
          <table:table-cell table:formula="of:=SUM([.$D260:.$D277])" office:value-type="float" office:value="1640" calcext:value-type="float">
            <text:p>1640</text:p>
          </table:table-cell>
          <table:table-cell table:style-name="ce6" table:formula="of:=ROUND([.$E260]/60)" office:value-type="float" office:value="27" calcext:value-type="float">
            <text:p>27</text:p>
          </table:table-cell>
          <table:table-cell table:formula="of:=ROUND(SUM([.$E260])/90)" office:value-type="float" office:value="18" calcext:value-type="float">
            <text:p>18</text:p>
          </table:table-cell>
          <table:table-cell table:formula="of:=SUM([.$E260])/60/24" office:value-type="float" office:value="1.13888888888889" calcext:value-type="float">
            <text:p>1.1388888889</text:p>
          </table:table-cell>
          <table:table-cell table:formula="of:=SUM([.$D260:.$D267])" office:value-type="float" office:value="890" calcext:value-type="float">
            <text:p>890</text:p>
          </table:table-cell>
          <table:table-cell table:number-columns-repeated="32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68:.$D270])" office:value-type="float" office:value="220" calcext:value-type="float">
            <text:p>220</text:p>
          </table:table-cell>
          <table:table-cell table:number-columns-repeated="32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10 lab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SUM([.$D270:.$D273])" office:value-type="float" office:value="200" calcext:value-type="float">
            <text:p>200</text:p>
          </table:table-cell>
          <table:table-cell table:number-columns-repeated="32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2 x h/t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Дифференциальные уравнения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$D273:.$D273])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Базы данных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274:.$D275])" office:value-type="float" office:value="160" calcext:value-type="float">
            <text:p>160</text:p>
          </table:table-cell>
          <table:table-cell table:number-columns-repeated="32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h/t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SUM([.$D276:.$D283])" office:value-type="float" office:value="510" calcext:value-type="float">
            <text:p>510</text:p>
          </table:table-cell>
          <table:table-cell table:number-columns-repeated="32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Дифференциальные уравнения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ead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.5 задач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10" calcext:value-type="date">
            <text:p>2014-05-10</text:p>
          </table:table-cell>
          <table:table-cell office:value-type="string" calcext:value-type="string">
            <text:p>TechnoWorks</text:p>
          </table:table-cell>
          <table:table-cell office:value-type="string" calcext:value-type="string">
            <text:p>коптер</text:p>
          </table:table-cell>
          <table:table-cell office:value-type="float" office:value="150" calcext:value-type="float">
            <text:p>150</text:p>
          </table:table-cell>
          <table:table-cell table:number-columns-repeated="37"/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string" calcext:value-type="string">
            <text:p>Алгоритмы и модели вычислений</text:p>
          </table:table-cell>
          <table:table-cell table:style-name="ce5"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7"/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3 задачи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w</text:p>
          </table:table-cell>
          <table:table-cell office:value-type="float" office:value="70" calcext:value-type="float">
            <text:p>70</text:p>
          </table:table-cell>
          <table:table-cell table:formula="of:=SUM([.$D279:.$D292])" office:value-type="float" office:value="1000" calcext:value-type="float">
            <text:p>1000</text:p>
          </table:table-cell>
          <table:table-cell table:style-name="ce6" table:formula="of:=ROUND([.$E279]/60)" office:value-type="float" office:value="17" calcext:value-type="float">
            <text:p>17</text:p>
          </table:table-cell>
          <table:table-cell table:formula="of:=ROUND(SUM([.$E279])/90)" office:value-type="float" office:value="11" calcext:value-type="float">
            <text:p>11</text:p>
          </table:table-cell>
          <table:table-cell table:formula="of:=SUM([.$E279])/60/24" office:value-type="float" office:value="0.694444444444444" calcext:value-type="float">
            <text:p>0.6944444444</text:p>
          </table:table-cell>
          <table:table-cell table:formula="of:=SUM([.$D279:.$D286])" office:value-type="float" office:value="600" calcext:value-type="float">
            <text:p>600</text:p>
          </table:table-cell>
          <table:table-cell table:number-columns-repeated="32"/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5 задач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287:.$D289])" office:value-type="float" office:value="140" calcext:value-type="float">
            <text:p>140</text:p>
          </table:table-cell>
          <table:table-cell table:number-columns-repeated="32"/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$D289:.$D292])" office:value-type="float" office:value="320" calcext:value-type="float">
            <text:p>320</text:p>
          </table:table-cell>
          <table:table-cell table:number-columns-repeated="32"/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триггеры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92:.$D292])" office:value-type="float" office:value="40" calcext:value-type="float">
            <text:p>40</text:p>
          </table:table-cell>
          <table:table-cell table:number-columns-repeated="32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revise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$D293:.$D294])" office:value-type="float" office:value="20" calcext:value-type="float">
            <text:p>20</text:p>
          </table:table-cell>
          <table:table-cell office:value-type="string" calcext:value-type="string">
            <text:p>sleep</text:p>
          </table:table-cell>
          <table:table-cell table:number-columns-repeated="31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295:.$D302])" office:value-type="float" office:value="1300" calcext:value-type="float">
            <text:p>1300</text:p>
          </table:table-cell>
          <table:table-cell table:number-columns-repeated="32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Алгоритмы и модели вычислений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"/>
          <table:table-cell table:number-columns-repeated="35"/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string" calcext:value-type="string">
            <text:p>Физика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revise</text:p>
          </table:table-cell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formula="of:=SUM([.$D294:.$D308])" office:value-type="float" office:value="1760" calcext:value-type="float">
            <text:p>1760</text:p>
          </table:table-cell>
          <table:table-cell table:style-name="ce6" table:formula="of:=ROUND([.$E294]/60)" office:value-type="float" office:value="29" calcext:value-type="float">
            <text:p>29</text:p>
          </table:table-cell>
          <table:table-cell table:formula="of:=ROUND(SUM([.$E294])/90)" office:value-type="float" office:value="20" calcext:value-type="float">
            <text:p>20</text:p>
          </table:table-cell>
          <table:table-cell table:formula="of:=SUM([.$E294])/60/24" office:value-type="float" office:value="1.22222222222222" calcext:value-type="float">
            <text:p>1.2222222222</text:p>
          </table:table-cell>
          <table:table-cell table:formula="of:=SUM([.$D294:.$D301])" office:value-type="float" office:value="1160" calcext:value-type="float">
            <text:p>1160</text:p>
          </table:table-cell>
          <table:table-cell table:number-columns-repeated="32"/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302:.$D304])" office:value-type="float" office:value="370" calcext:value-type="float">
            <text:p>370</text:p>
          </table:table-cell>
          <table:table-cell table:number-columns-repeated="32"/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formula="of:=SUM([.$D304:.$D307])" office:value-type="float" office:value="160" calcext:value-type="float">
            <text:p>160</text:p>
          </table:table-cell>
          <table:table-cell table:number-columns-repeated="32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string" calcext:value-type="string">
            <text:p>Теоретическая механика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307:.$D307]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string" calcext:value-type="string">
            <text:p>Экономика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formula="of:=SUM([.$D308:.$D309])" office:value-type="float" office:value="130" calcext:value-type="float">
            <text:p>130</text:p>
          </table:table-cell>
          <table:table-cell table:number-columns-repeated="32"/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Экономика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  <table:table-cell table:formula="of:=SUM([.$D310:.$D317])" office:value-type="float" office:value="980" calcext:value-type="float">
            <text:p>980</text:p>
          </table:table-cell>
          <table:table-cell table:number-columns-repeated="32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Дилворт</text:p>
          </table:table-cell>
          <table:table-cell office:value-type="float" office:value="160" calcext:value-type="float">
            <text:p>160</text:p>
          </table:table-cell>
          <table:table-cell table:number-columns-repeated="37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Проект</text:p>
          </table:table-cell>
          <table:table-cell office:value-type="float" office:value="160" calcext:value-type="float">
            <text:p>160</text:p>
          </table:table-cell>
          <table:table-cell table:number-columns-repeated="37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задание</text:p>
          </table:table-cell>
          <table:table-cell office:value-type="float" office:value="150" calcext:value-type="float">
            <text:p>150</text:p>
          </table:table-cell>
          <table:table-cell table:number-columns-repeated="37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ределы</text:p>
          </table:table-cell>
          <table:table-cell office:value-type="float" office:value="60" calcext:value-type="float">
            <text:p>60</text:p>
          </table:table-cell>
          <table:table-cell table:number-columns-repeated="37"/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пределы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семинар</text:p>
          </table:table-cell>
          <table:table-cell office:value-type="float" office:value="130" calcext:value-type="float">
            <text:p>130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семинара</text:p>
          </table:table-cell>
          <table:table-cell office:value-type="float" office:value="420" calcext:value-type="float">
            <text:p>420</text:p>
          </table:table-cell>
          <table:table-cell table:formula="of:=SUM([.$D310:.$D321])" office:value-type="float" office:value="980" calcext:value-type="float">
            <text:p>980</text:p>
          </table:table-cell>
          <table:table-cell table:style-name="ce6" table:formula="of:=ROUND([.$E310]/60)" office:value-type="float" office:value="16" calcext:value-type="float">
            <text:p>16</text:p>
          </table:table-cell>
          <table:table-cell table:formula="of:=ROUND(SUM([.$E310])/90)" office:value-type="float" office:value="11" calcext:value-type="float">
            <text:p>11</text:p>
          </table:table-cell>
          <table:table-cell table:formula="of:=SUM([.$E310])/60/24" office:value-type="float" office:value="0.680555555555555" calcext:value-type="float">
            <text:p>0.6805555556</text:p>
          </table:table-cell>
          <table:table-cell table:formula="of:=SUM([.$D310:.$D317])" office:value-type="float" office:value="980" calcext:value-type="float">
            <text:p>980</text:p>
          </table:table-cell>
          <table:table-cell table:number-columns-repeated="32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конец задания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$D318:.$D32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320:.$D32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 + теория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Дилворт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$D323:.$D323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string" calcext:value-type="string">
            <text:p>Алгоритмы и модели вычислений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$D324:.$D325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fix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326:.$D333]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6">
          <table:table-cell table:number-columns-repeated="41"/>
        </table:table-row>
        <table:table-row table:style-name="ro2">
          <table:table-cell table:number-columns-repeated="4"/>
          <table:table-cell table:formula="of:=SUM([.$D323:.$D329])" office:value-type="float" office:value="0" calcext:value-type="float">
            <text:p>0</text:p>
          </table:table-cell>
          <table:table-cell table:style-name="ce6" table:formula="of:=ROUND([.$E323]/60)" office:value-type="float" office:value="0" calcext:value-type="float">
            <text:p>0</text:p>
          </table:table-cell>
          <table:table-cell table:formula="of:=ROUND(SUM([.$E323])/90)" office:value-type="float" office:value="0" calcext:value-type="float">
            <text:p>0</text:p>
          </table:table-cell>
          <table:table-cell table:formula="of:=SUM([.$E323])/60/24" office:value-type="float" office:value="0" calcext:value-type="float">
            <text:p>0</text:p>
          </table:table-cell>
          <table:table-cell table:formula="of:=SUM([.$D323:.$D330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31:.$D333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33:.$D334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36:.$D336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ce2"/>
          <table:table-cell table:number-columns-repeated="7"/>
          <table:table-cell table:formula="of:=SUM([.$D337:.$D338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39:.$D346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Default"/>
          <table:table-cell table:number-columns-repeated="40"/>
        </table:table-row>
        <table:table-row table:style-name="ro2">
          <table:table-cell table:number-columns-repeated="4"/>
          <table:table-cell table:formula="of:=SUM([.$D331:.$D337])" office:value-type="float" office:value="0" calcext:value-type="float">
            <text:p>0</text:p>
          </table:table-cell>
          <table:table-cell table:style-name="ce6" table:formula="of:=ROUND([.$E331]/60)" office:value-type="float" office:value="0" calcext:value-type="float">
            <text:p>0</text:p>
          </table:table-cell>
          <table:table-cell table:formula="of:=ROUND(SUM([.$E331])/90)" office:value-type="float" office:value="0" calcext:value-type="float">
            <text:p>0</text:p>
          </table:table-cell>
          <table:table-cell table:formula="of:=SUM([.$E331])/60/24" office:value-type="float" office:value="0" calcext:value-type="float">
            <text:p>0</text:p>
          </table:table-cell>
          <table:table-cell table:formula="of:=SUM([.$D331:.$D338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39:.$D341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41:.$D342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44:.$D344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45:.$D346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47:.$D354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style-name="Default"/>
          <table:table-cell table:number-columns-repeated="40"/>
        </table:table-row>
        <table:table-row table:style-name="ro2">
          <table:table-cell table:number-columns-repeated="4"/>
          <table:table-cell table:formula="of:=SUM([.$D339:.$D345])" office:value-type="float" office:value="0" calcext:value-type="float">
            <text:p>0</text:p>
          </table:table-cell>
          <table:table-cell table:style-name="ce6" table:formula="of:=ROUND([.$E339]/60)" office:value-type="float" office:value="0" calcext:value-type="float">
            <text:p>0</text:p>
          </table:table-cell>
          <table:table-cell table:formula="of:=ROUND(SUM([.$E339])/90)" office:value-type="float" office:value="0" calcext:value-type="float">
            <text:p>0</text:p>
          </table:table-cell>
          <table:table-cell table:formula="of:=SUM([.$E339])/60/24" office:value-type="float" office:value="0" calcext:value-type="float">
            <text:p>0</text:p>
          </table:table-cell>
          <table:table-cell table:formula="of:=SUM([.$D339:.$D346])" office:value-type="float" office:value="0" calcext:value-type="float">
            <text:p>0</text:p>
          </table:table-cell>
          <table:table-cell table:number-columns-repeated="32"/>
        </table:table-row>
        <table:table-row table:style-name="ro2">
          <table:table-cell table:number-columns-repeated="8"/>
          <table:table-cell table:formula="of:=SUM([.$D347:.$D349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SUM([.$D349:.$D350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SUM([.$D352:.$D35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SUM([.$D353:.$D35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SUM([.$D355:.$D362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9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28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9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9">
          <table:table-cell table:number-columns-repeated="41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2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2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19">
          <table:table-cell table:number-columns-repeated="41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>
          <table:table-cell table:number-columns-repeated="11"/>
          <table:table-cell table:style-name="ce6"/>
          <table:table-cell table:number-columns-repeated="29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>
          <table:table-cell table:number-columns-repeated="11"/>
          <table:table-cell table:style-name="ce6"/>
          <table:table-cell table:number-columns-repeated="29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style-name="Default"/>
          <table:table-cell table:number-columns-repeated="40"/>
        </table:table-row>
        <table:table-row table:style-name="ro1">
          <table:table-cell table:number-columns-repeated="5"/>
          <table:table-cell table:style-name="ce6"/>
          <table:table-cell table:number-columns-repeated="35"/>
        </table:table-row>
        <table:table-row table:style-name="ro1">
          <table:table-cell table:number-columns-repeated="11"/>
          <table:table-cell table:style-name="ce6"/>
          <table:table-cell table:number-columns-repeated="29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Sheet1.AH1:Sheet1.AN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21:32:41.265895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5-08T15:08:36.580402901</dc:date>
    <meta:editing-duration>P24DT3H18M41S</meta:editing-duration>
    <meta:editing-cycles>1698</meta:editing-cycles>
    <meta:document-statistic meta:table-count="1" meta:cell-count="14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scatter" chart:style-name="ch1">
        <chart:title svg:x="12.146cm" svg:y="0.328cm" chart:style-name="ch2">
          <text:p>Minutes (day)</text:p>
        </chart:title>
        <chart:plot-area chart:style-name="ch3" table:cell-range-address="Sheet1.I6:Sheet1.I8 Sheet1.I10:Sheet1.I16 Sheet1.I38:Sheet1.I44 Sheet1.I74:Sheet1.I80 Sheet1.I92:Sheet1.I98 Sheet1.I117:Sheet1.I123 Sheet1.I142:Sheet1.I148 Sheet1.I160:Sheet1.I166" svg:x="1.942cm" svg:y="0.762cm" svg:width="24.839cm" svg:height="8.279cm">
          <chartooo:coordinate-region svg:x="2.934cm" svg:y="0.961cm" svg:width="22.854cm" svg:height="7.433cm"/>
          <chart:axis chart:dimension="x" chart:name="primary-x" chart:style-name="ch4">
            <chart:title svg:x="14.026cm" svg:y="9.088cm" chart:style-name="ch5">
              <text:p>Day</text:p>
            </chart:title>
          </chart:axis>
          <chart:axis chart:dimension="y" chart:name="primary-y" chart:style-name="ch4">
            <chart:title svg:x="0.84cm" svg:y="5.527cm" chart:style-name="ch6">
              <text:p>Minut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I6:Sheet1.I8 Sheet1.I10:Sheet1.I16 Sheet1.I38:Sheet1.I44 Sheet1.I74:Sheet1.I80 Sheet1.I92:Sheet1.I98 Sheet1.I117:Sheet1.I123 Sheet1.I142:Sheet1.I148 Sheet1.I160:Sheet1.I166" chart:class="chart:scatter">
            <chart:mean-value chart:style-name="ch10"/>
            <chart:regression-curve chart:style-name="ch11"/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I Column I Column I Column I Column I 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I6:Sheet1.I8 Sheet1.I10:Sheet1.I16 Sheet1.I38:Sheet1.I44 Sheet1.I74:Sheet1.I80 Sheet1.I92:Sheet1.I98 Sheet1.I117:Sheet1.I123 Sheet1.I142:Sheet1.I148 Sheet1.I160:Sheet1.I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078cm" svg:height="9.008cm" xlink:href=".." xlink:type="simple" chart:class="chart:bar" chart:style-name="ch1">
        <chart:title svg:x="11.326cm" svg:y="0.316cm" chart:style-name="ch2">
          <text:p>Minutes (day of week)</text:p>
        </chart:title>
        <chart:plot-area chart:style-name="ch3" table:cell-range-address="Sheet1.I2:Sheet1.I8 Sheet1.I10:Sheet1.I16 Sheet1.I38:Sheet1.I44 Sheet1.I74:Sheet1.I80 Sheet1.I92:Sheet1.I98 Sheet1.I117:Sheet1.I123 Sheet1.I142:Sheet1.I148 Sheet1.I160:Sheet1.I166 Sheet1.I224:Sheet1.I230" svg:x="1.059cm" svg:y="0.555cm" svg:width="24.932cm" svg:height="7.651cm">
          <chartooo:coordinate-region svg:x="2.051cm" svg:y="0.754cm" svg:width="23.94cm" svg:height="6.805cm"/>
          <chart:axis chart:dimension="x" chart:name="primary-x" chart:style-name="ch4">
            <chart:title svg:x="12.595cm" svg:y="8.386cm" chart:style-name="ch5">
              <text:p>Day of week</text:p>
            </chart:title>
          </chart:axis>
          <chart:axis chart:dimension="y" chart:name="primary-y" chart:style-name="ch6">
            <chart:title svg:x="0cm" svg:y="5.006cm" chart:style-name="ch7">
              <text:p>Minutes</text:p>
            </chart:title>
            <chart:grid chart:style-name="ch8" chart:class="major"/>
          </chart:axis>
          <chart:series chart:style-name="ch9" chart:values-cell-range-address="Sheet1.I2:Sheet1.I8" chart:class="chart:bar">
            <chart:data-point chart:repeated="7"/>
          </chart:series>
          <chart:series chart:style-name="ch10" chart:values-cell-range-address="Sheet1.I10:Sheet1.I16" chart:class="chart:bar">
            <chart:data-point chart:repeated="7"/>
          </chart:series>
          <chart:series chart:style-name="ch11" chart:values-cell-range-address="Sheet1.I38:Sheet1.I44" chart:class="chart:bar">
            <chart:data-point chart:repeated="7"/>
          </chart:series>
          <chart:series chart:style-name="ch12" chart:values-cell-range-address="Sheet1.I74:Sheet1.I80" chart:class="chart:bar">
            <chart:data-point chart:repeated="7"/>
          </chart:series>
          <chart:series chart:style-name="ch13" chart:values-cell-range-address="Sheet1.I92:Sheet1.I98" chart:class="chart:bar">
            <chart:data-point chart:repeated="7"/>
          </chart:series>
          <chart:series chart:style-name="ch14" chart:values-cell-range-address="Sheet1.I117:Sheet1.I123" chart:class="chart:bar">
            <chart:data-point chart:repeated="7"/>
          </chart:series>
          <chart:series chart:style-name="ch15" chart:values-cell-range-address="Sheet1.I142:Sheet1.I148" chart:class="chart:bar">
            <chart:data-point chart:repeated="7"/>
          </chart:series>
          <chart:series chart:style-name="ch9" chart:values-cell-range-address="Sheet1.I160:Sheet1.I166" chart:class="chart:bar">
            <chart:data-point chart:repeated="7"/>
          </chart:series>
          <chart:series chart:style-name="ch16" chart:values-cell-range-address="Sheet1.I224:Sheet1.I230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</svg:desc>
                </draw:g>
              </table:table-cell>
              <table:table-cell office:value-type="float" office:value="90">
                <text:p>90</text:p>
                <draw:g>
                  <svg:desc>Sheet1.I10:Sheet1.I16</svg:desc>
                </draw:g>
              </table:table-cell>
              <table:table-cell office:value-type="float" office:value="489">
                <text:p>489</text:p>
                <draw:g>
                  <svg:desc>Sheet1.I38:Sheet1.I44</svg:desc>
                </draw:g>
              </table:table-cell>
              <table:table-cell office:value-type="float" office:value="900">
                <text:p>900</text:p>
                <draw:g>
                  <svg:desc>Sheet1.I74:Sheet1.I80</svg:desc>
                </draw:g>
              </table:table-cell>
              <table:table-cell office:value-type="float" office:value="610">
                <text:p>610</text:p>
                <draw:g>
                  <svg:desc>Sheet1.I92:Sheet1.I98</svg:desc>
                </draw:g>
              </table:table-cell>
              <table:table-cell office:value-type="float" office:value="640">
                <text:p>640</text:p>
                <draw:g>
                  <svg:desc>Sheet1.I117:Sheet1.I123</svg:desc>
                </draw:g>
              </table:table-cell>
              <table:table-cell office:value-type="float" office:value="550">
                <text:p>550</text:p>
                <draw:g>
                  <svg:desc>Sheet1.I142:Sheet1.I148</svg:desc>
                </draw:g>
              </table:table-cell>
              <table:table-cell office:value-type="float" office:value="610">
                <text:p>610</text:p>
                <draw:g>
                  <svg:desc>Sheet1.I160:Sheet1.I166</svg:desc>
                </draw:g>
              </table:table-cell>
              <table:table-cell office:value-type="float" office:value="490">
                <text:p>490</text:p>
                <draw:g>
                  <svg:desc>Sheet1.I224:Sheet1.I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307">
                <text:p>307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  <table:table-cell office:value-type="float" office:value="500">
                <text:p>500</text:p>
              </table:table-cell>
              <table:table-cell office:value-type="float" office:value="450">
                <text:p>450</text:p>
              </table:table-cell>
              <table:table-cell office:value-type="float" office:value="550">
                <text:p>550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20">
                <text:p>2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420">
                <text:p>420</text:p>
              </table:table-cell>
              <table:table-cell office:value-type="float" office:value="60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60">
                <text:p>46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20">
                <text:p>4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57">
                <text:p>357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531">
                <text:p>531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750">
                <text:p>750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9cm" svg:height="9.001cm" xlink:href=".." xlink:type="simple" chart:class="chart:line" chart:style-name="ch1">
        <chart:title svg:x="12.007cm" svg:y="0.316cm" chart:style-name="ch2">
          <text:p>Minutes (week)</text:p>
        </chart:title>
        <chart:plot-area chart:style-name="ch3" table:cell-range-address="Sheet1.E2:Sheet1.E2 Sheet1.E10:Sheet1.E10 Sheet1.E38:Sheet1.E38 Sheet1.E74:Sheet1.E74 Sheet1.E92:Sheet1.E92 Sheet1.E117:Sheet1.E117 Sheet1.E142:Sheet1.E142 Sheet1.E160:Sheet1.E160 Sheet1.E181:Sheet1.E181 Sheet1.E199:Sheet1.E199 Sheet1.E209:Sheet1.E209 Sheet1.E224:Sheet1.E224 Sheet1.E243:Sheet1.E243 Sheet1.E260:Sheet1.E260 Sheet1.E279:Sheet1.E279 Sheet1.E294:Sheet1.E294 Sheet1.E310:Sheet1.E310 Sheet1.E323:Sheet1.E323" svg:x="1.098cm" svg:y="0.849cm" svg:width="24.784cm" svg:height="6.716cm">
          <chartooo:coordinate-region svg:x="2.09cm" svg:y="1.049cm" svg:width="23.792cm" svg:height="6.3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 Sheet1.E10:Sheet1.E10 Sheet1.E38:Sheet1.E38 Sheet1.E74:Sheet1.E74 Sheet1.E92:Sheet1.E92 Sheet1.E117:Sheet1.E117 Sheet1.E142:Sheet1.E142 Sheet1.E160:Sheet1.E160 Sheet1.E181:Sheet1.E181 Sheet1.E199:Sheet1.E199 Sheet1.E209:Sheet1.E209 Sheet1.E224:Sheet1.E224 Sheet1.E243:Sheet1.E243 Sheet1.E260:Sheet1.E260 Sheet1.E279:Sheet1.E279 Sheet1.E294:Sheet1.E294 Sheet1.E310:Sheet1.E310 Sheet1.E323:Sheet1.E32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0">
                <text:p>310</text:p>
                <draw:g>
                  <svg:desc>Sheet1.E2:Sheet1.E2 Sheet1.E10:Sheet1.E10 Sheet1.E38:Sheet1.E38 Sheet1.E74:Sheet1.E74 Sheet1.E92:Sheet1.E92 Sheet1.E117:Sheet1.E117 Sheet1.E142:Sheet1.E142 Sheet1.E160:Sheet1.E160 Sheet1.E181:Sheet1.E181 Sheet1.E199:Sheet1.E199 Sheet1.E209:Sheet1.E209 Sheet1.E224:Sheet1.E224 Sheet1.E243:Sheet1.E243 Sheet1.E260:Sheet1.E260 Sheet1.E279:Sheet1.E279 Sheet1.E294:Sheet1.E294 Sheet1.E310:Sheet1.E310 Sheet1.E323:Sheet1.E323</svg:desc>
                </draw:g>
              </table:table-cell>
            </table:table-row>
            <table:table-row>
              <table:table-cell office:value-type="string"/>
              <table:table-cell office:value-type="float" office:value="1492">
                <text:p>1492</text:p>
              </table:table-cell>
            </table:table-row>
            <table:table-row>
              <table:table-cell office:value-type="string"/>
              <table:table-cell office:value-type="float" office:value="2091">
                <text:p>2091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</table:table-row>
            <table:table-row>
              <table:table-cell office:value-type="string"/>
              <table:table-cell office:value-type="float" office:value="1971">
                <text:p>1971</text:p>
              </table:table-cell>
            </table:table-row>
            <table:table-row>
              <table:table-cell office:value-type="string"/>
              <table:table-cell office:value-type="float" office:value="2700">
                <text:p>2700</text:p>
              </table:table-cell>
            </table:table-row>
            <table:table-row>
              <table:table-cell office:value-type="string"/>
              <table:table-cell office:value-type="float" office:value="1980">
                <text:p>1980</text:p>
              </table:table-cell>
            </table:table-row>
            <table:table-row>
              <table:table-cell office:value-type="string"/>
              <table:table-cell office:value-type="float" office:value="2090">
                <text:p>2090</text:p>
              </table:table-cell>
            </table:table-row>
            <table:table-row>
              <table:table-cell office:value-type="string"/>
              <table:table-cell office:value-type="float" office:value="1535">
                <text:p>1535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</table:table-row>
            <table:table-row>
              <table:table-cell office:value-type="string"/>
              <table:table-cell office:value-type="float" office:value="1450">
                <text:p>1450</text:p>
              </table:table-cell>
            </table:table-row>
            <table:table-row>
              <table:table-cell office:value-type="string"/>
              <table:table-cell office:value-type="float" office:value="763">
                <text:p>763</text:p>
              </table:table-cell>
            </table:table-row>
            <table:table-row>
              <table:table-cell office:value-type="string"/>
              <table:table-cell office:value-type="float" office:value="1640">
                <text:p>1640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1760">
                <text:p>1760</text:p>
              </table:table-cell>
            </table:table-row>
            <table:table-row>
              <table:table-cell office:value-type="string"/>
              <table:table-cell office:value-type="float" office:value="980">
                <text:p>98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resolution="2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mean-valu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004586"/>
    </style:style>
    <style:style style:name="ch12" style:family="chart">
      <style:graphic-properties draw:stroke="dash" draw:stroke-dash="Fine_20_Dashed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146cm" svg:y="0.328cm" chart:style-name="ch2">
          <text:p>Minutes (day)</text:p>
        </chart:title>
        <chart:plot-area chart:style-name="ch3" table:cell-range-address="Sheet1.I6:Sheet1.I8 Sheet1.I10:Sheet1.I16 Sheet1.I38:Sheet1.I44 Sheet1.I74:Sheet1.I80 Sheet1.I92:Sheet1.I98 Sheet1.I117:Sheet1.I123 Sheet1.I142:Sheet1.I148 Sheet1.I160:Sheet1.I166" chart:data-source-has-labels="row" svg:x="1.803cm" svg:y="0.627cm" svg:width="24.773cm" svg:height="8.279cm">
          <chartooo:coordinate-region svg:x="2.795cm" svg:y="0.826cm" svg:width="22.788cm" svg:height="7.433cm"/>
          <chart:axis chart:dimension="x" chart:name="primary-x" chart:style-name="ch4">
            <chart:title svg:x="13.854cm" svg:y="9.088cm" chart:style-name="ch5">
              <text:p>Day</text:p>
            </chart:title>
          </chart:axis>
          <chart:axis chart:dimension="y" chart:name="primary-y" chart:style-name="ch6">
            <chart:title svg:x="0.701cm" svg:y="5.392cm" chart:style-name="ch7">
              <text:p>Minute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I7:Sheet1.I8 Sheet1.I10:Sheet1.I16 Sheet1.I38:Sheet1.I44 Sheet1.I74:Sheet1.I80 Sheet1.I92:Sheet1.I98 Sheet1.I117:Sheet1.I123 Sheet1.I142:Sheet1.I148 Sheet1.I160:Sheet1.I166" chart:label-cell-address="Sheet1.I6:Sheet1.I6" chart:class="chart:bar">
            <chart:mean-value chart:style-name="ch11"/>
            <chart:regression-curve chart:style-name="ch12"/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0</text:p>
                <draw:g>
                  <svg:desc>Sheet1.I6:Sheet1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I7:Sheet1.I8 Sheet1.I10:Sheet1.I16 Sheet1.I38:Sheet1.I44 Sheet1.I74:Sheet1.I80 Sheet1.I92:Sheet1.I98 Sheet1.I117:Sheet1.I123 Sheet1.I142:Sheet1.I148 Sheet1.I160:Sheet1.I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249cm" svg:height="13.219cm" xlink:href=".." xlink:type="simple" chart:class="chart:circle" chart:style-name="ch1">
        <chart:title svg:x="9.4cm" svg:y="0.4cm" chart:style-name="ch2">
          <text:p>Minutes (subject)</text:p>
        </chart:title>
        <chart:legend chart:legend-position="end" svg:x="16.255cm" svg:y="4.069cm" style:legend-expansion="high" chart:style-name="ch3"/>
        <chart:plot-area chart:style-name="ch4" table:cell-range-address="Sheet1.AI1:Sheet1.AJ10" chart:data-source-has-labels="both" svg:x="0.444cm" svg:y="1.443cm" svg:width="15.367cm" svg:height="11.5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44cm" svg:y="2.589cm" svg:width="15.367cm" svg:height="9.2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AI1:Sheet1.AI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AJ1:Sheet1.AJ10" chart:label-cell-address="Sheet1.AJ1:Sheet1.A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Экономика</text:p>
                <draw:g>
                  <svg:desc>Sheet1.AI1:Sheet1.AI10</svg:desc>
                </draw:g>
              </table:table-cell>
              <table:table-cell office:value-type="float" office:value="600">
                <text:p>600</text:p>
                <draw:g>
                  <svg:desc>Sheet1.AJ1:Sheet1.AJ10</svg:desc>
                </draw:g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Дифференциальные уравнения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Базы данных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Теоретическая механика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Алгоритмы и модели вычислений</text:p>
              </table:table-cell>
              <table:table-cell office:value-type="float" office:value="6396">
                <text:p>63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5.194cm" xlink:href=".." xlink:type="simple" chart:class="chart:bar" chart:row-mapping="1 0" chart:style-name="ch1">
        <chart:legend chart:legend-position="end" svg:x="13.876cm" svg:y="2.049cm" style:legend-expansion="high" chart:style-name="ch2"/>
        <chart:plot-area chart:style-name="ch3" table:cell-range-address="Sheet1.AK14:Sheet1.AK15" svg:x="2.077cm" svg:y="0.606cm" svg:width="11.349cm" svg:height="4.519cm">
          <chartooo:coordinate-region svg:x="2.567cm" svg:y="0.606cm" svg:width="10.183cm" svg:height="3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K15:Sheet1.AK15" chart:class="chart:bar">
            <chart:data-point/>
          </chart:series>
          <chart:series chart:style-name="ch8" chart:values-cell-range-address="Sheet1.AK14:Sheet1.AK1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K15:Sheet1.AK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27224733559904">
                <text:p>0.727224733559904</text:p>
                <draw:g>
                  <svg:desc>Sheet1.AK14:Sheet1.AK1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78cm" svg:y="0.33cm" chart:style-name="ch2">
          <text:p>Coffee (day)</text:p>
        </chart:title>
        <chart:plot-area chart:style-name="ch3" table:cell-range-address="Sheet1.J6:Sheet1.J8 Sheet1.J10:Sheet1.J16 Sheet1.J38:Sheet1.J44" svg:x="2.359cm" svg:y="0.763cm" svg:width="23.728cm" svg:height="8.28cm">
          <chartooo:coordinate-region svg:x="2.795cm" svg:y="0.962cm" svg:width="22.855cm" svg:height="7.434cm"/>
          <chart:axis chart:dimension="x" chart:name="primary-x" chart:style-name="ch4">
            <chart:title svg:x="13.888cm" svg:y="9.088cm" chart:style-name="ch5">
              <text:p>Day</text:p>
            </chart:title>
          </chart:axis>
          <chart:axis chart:dimension="y" chart:name="primary-y" chart:style-name="ch6">
            <chart:title svg:x="1.257cm" svg:y="5.423cm" chart:style-name="ch7">
              <text:p>Coffee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J6:Sheet1.J8 Sheet1.J10:Sheet1.J16 Sheet1.J38:Sheet1.J44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 Column J 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6:Sheet1.J8 Sheet1.J10:Sheet1.J16 Sheet1.J38:Sheet1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14cm" svg:y="0.33cm" chart:style-name="ch2">
          <text:p>S (day)</text:p>
        </chart:title>
        <chart:plot-area chart:style-name="ch3" table:cell-range-address="Sheet1.K6:Sheet1.K8 Sheet1.K10:Sheet1.K16 Sheet1.K38:Sheet1.K44" svg:x="2.359cm" svg:y="0.763cm" svg:width="23.728cm" svg:height="8.28cm">
          <chartooo:coordinate-region svg:x="2.795cm" svg:y="0.962cm" svg:width="22.855cm" svg:height="7.434cm"/>
          <chart:axis chart:dimension="x" chart:name="primary-x" chart:style-name="ch4">
            <chart:title svg:x="14.06cm" svg:y="9.088cm" chart:style-name="ch5">
              <text:p>S</text:p>
            </chart:title>
          </chart:axis>
          <chart:axis chart:dimension="y" chart:name="primary-y" chart:style-name="ch6">
            <chart:title svg:x="1.257cm" svg:y="5.066cm" chart:style-name="ch7">
              <text:p>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K6:Sheet1.K8 Sheet1.K10:Sheet1.K16 Sheet1.K38:Sheet1.K44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 Column K 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6:Sheet1.K8 Sheet1.K10:Sheet1.K16 Sheet1.K38:Sheet1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